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1pt" officeooo:rsid="00173573" officeooo:paragraph-rsid="00173573" style:font-size-asian="11pt" style:font-size-complex="11pt"/>
    </style:style>
    <style:style style:name="P2" style:family="paragraph" style:parent-style-name="Standard">
      <style:text-properties style:font-name="Chandas" fo:font-size="11pt" officeooo:rsid="0017eace" officeooo:paragraph-rsid="0017eace" style:font-size-asian="11pt" style:font-size-complex="11pt"/>
    </style:style>
    <style:style style:name="P3" style:family="paragraph" style:parent-style-name="Standard">
      <style:text-properties style:font-name="Chandas" fo:font-size="11pt" officeooo:rsid="0019091a" officeooo:paragraph-rsid="0019091a" style:font-size-asian="11pt" style:font-size-complex="11pt"/>
    </style:style>
    <style:style style:name="P4" style:family="paragraph" style:parent-style-name="Standard">
      <style:text-properties style:font-name="Chandas" fo:font-size="11pt" fo:font-weight="bold" officeooo:rsid="00173573" officeooo:paragraph-rsid="0017357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handas" fo:font-size="11pt" fo:font-weight="bold" officeooo:rsid="0017eace" officeooo:paragraph-rsid="0017eac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Chandas" fo:font-size="11pt" fo:font-weight="bold" officeooo:rsid="0019091a" officeooo:paragraph-rsid="0019091a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Chandas" fo:font-size="11pt" fo:font-weight="normal" officeooo:rsid="0019091a" officeooo:paragraph-rsid="0019091a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Chandas" fo:font-size="11pt" officeooo:rsid="00173573" officeooo:paragraph-rsid="00173573" style:font-size-asian="11pt" style:font-size-complex="11pt"/>
    </style:style>
    <style:style style:name="P9" style:family="paragraph" style:parent-style-name="Standard" style:list-style-name="L2">
      <style:text-properties style:font-name="Chandas" fo:font-size="11pt" officeooo:rsid="00173573" officeooo:paragraph-rsid="00173573" style:font-size-asian="11pt" style:font-size-complex="11pt"/>
    </style:style>
    <style:style style:name="P10" style:family="paragraph" style:parent-style-name="Standard">
      <style:text-properties style:text-line-through-style="none" style:text-line-through-type="none" style:font-name="Chandas" fo:font-size="11pt" fo:font-style="normal" fo:font-weight="normal" officeooo:rsid="0019091a" officeooo:paragraph-rsid="0019091a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Chandas" fo:font-size="11pt" fo:font-style="normal" fo:font-weight="normal" officeooo:rsid="0024de07" officeooo:paragraph-rsid="001dc54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style:text-line-through-style="none" style:text-line-through-type="none" style:font-name="Chandas" fo:font-size="11pt" fo:font-style="normal" fo:font-weight="normal" officeooo:rsid="0019091a" officeooo:paragraph-rsid="0019091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line-through-style="none" style:text-line-through-type="none" fo:font-style="normal" style:font-style-asian="normal" style:font-style-complex="normal"/>
    </style:style>
    <style:style style:name="T2" style:family="text">
      <style:text-properties style:text-line-through-style="none" style:text-line-through-type="none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sudo apt-get install python3-pip python3-dev libpq-dev postgresql postgresql-contrib nginx psycopg2</text:p>
      <text:p text:style-name="P1">(bazen psycopg2 hata verir bunun icin 1. pip install psycopg2)</text:p>
      <text:p text:style-name="P1">2. sudo -u postgres psql</text:p>
      <text:p text:style-name="P1">3.suan icine giriyor==&gt; CREATE DATABASE mypro;</text:p>
      <text:p text:style-name="P1">4. CREATE USER username WITH PASSWORD ‘xxx’</text:p>
      <text:p text:style-name="P1">5. GRANT ALL ON DATABASE mypro TO username ;</text:p>
      <text:p text:style-name="P1">6. \q</text:p>
      <text:p text:style-name="P1">7. <text:s/>PROJENIN ICINDE SETTINGSE GIRIYORUZ, ====&gt;</text:p>
      <text:list xml:id="list1244654324" text:style-name="L1">
        <text:list-item>
          <text:p text:style-name="P8">DEBAG = False</text:p>
        </text:list-item>
        <text:list-item>
          <text:p text:style-name="P8">allowed_host =[‘192.168.1.100’]</text:p>
        </text:list-item>
        <text:list-item>
          <text:p text:style-name="P8">change datase to:</text:p>
        </text:list-item>
      </text:list>
      <text:p text:style-name="P4"/>
      <text:p text:style-name="P4">DATABASES = {</text:p>
      <text:p text:style-name="P4"><text:s text:c="4"/>'default': {</text:p>
      <text:p text:style-name="P4"><text:s text:c="8"/>'ENGINE': 'django.db.backends.postgresql_psycopg2',</text:p>
      <text:p text:style-name="P4"><text:s text:c="8"/>'NAME': 'mypro',</text:p>
      <text:p text:style-name="P4"><text:s text:c="8"/>'USER': 'faradars',</text:p>
      <text:p text:style-name="P4"><text:s text:c="8"/>'PASSWORD': '123',</text:p>
      <text:p text:style-name="P4"><text:s text:c="8"/>'HOST': 'localhost',</text:p>
      <text:p text:style-name="P4"><text:s text:c="8"/>'PORT': '',</text:p>
      <text:p text:style-name="P4"><text:s text:c="4"/>}</text:p>
      <text:p text:style-name="P4">}</text:p>
      <text:p text:style-name="P1"/>
      <text:list xml:id="list2388435081" text:style-name="L2">
        <text:list-item>
          <text:p text:style-name="P9">projenin sonuna bunu ekle:</text:p>
          <text:p text:style-name="P9"/>
        </text:list-item>
      </text:list>
      <text:p text:style-name="P1"><text:soft-page-break/>STATIC_ROOT = os.path.join(BASE_DIR, 'static/')</text:p>
      <text:p text:style-name="P1"/>
      <text:p text:style-name="P1"/>
      <text:p text:style-name="P2">8. home directory icine girip projemizi VENV dosyasi ve SQLITE dosyasi haric ekliyoruz</text:p>
      <text:p text:style-name="P2">9.python 3.8 -m venv env</text:p>
      <text:p text:style-name="P2">10. source env/bin/activate</text:p>
      <text:p text:style-name="P2">11. pip install django djangorestframework django-filter gunicorn psycopg2</text:p>
      <text:p text:style-name="P2">12. python manage.py migrate</text:p>
      <text:p text:style-name="P2">13. python manage.py createsuperuser</text:p>
      <text:p text:style-name="P2">14. python manage.py collectstatic</text:p>
      <text:p text:style-name="P2">15. systemd linux file management icindir. Sistem her neden dolayi restart olursa kendinden calismasi icin, gunicron(web servis) bir servis olarak sisteme tanitacagiz.</text:p>
      <text:p text:style-name="P2">16. sudo nano etc/systemd/system/mypro.service</text:p>
      <text:p text:style-name="P5">[Unit]</text:p>
      <text:p text:style-name="P5">Description=myPro</text:p>
      <text:p text:style-name="P5">After=network.target</text:p>
      <text:p text:style-name="P5"/>
      <text:p text:style-name="P5">[Service]</text:p>
      <text:p text:style-name="P5">WorkingDirectory=/home/faradars/myPro</text:p>
      <text:p text:style-name="P5">ExecStart=/home/faradars/myPro/env/bin/gunicorn --timeout 120 --workers 3 --bind unix:/tmp/myPro.sock myPro.wsgi:application</text:p>
      <text:p text:style-name="P5"/>
      <text:p text:style-name="P5">[Install]</text:p>
      <text:p text:style-name="P5">WantedBy=multi-user.target</text:p>
      <text:p text:style-name="P2"><text:soft-page-break/></text:p>
      <text:p text:style-name="P2">17. ctl+O ve ctl+x</text:p>
      <text:p text:style-name="P2">18. sudo systemctl daemon-reload</text:p>
      <text:p text:style-name="P2">19. sudo service mypro start</text:p>
      <text:p text:style-name="P2">20. sudo service mypro status</text:p>
      <text:p text:style-name="P3">21. q</text:p>
      <text:p text:style-name="P3">22. sudo nano etc/nginx/sites-available/mypro.conf</text:p>
      <text:p text:style-name="P6">server {</text:p>
      <text:p text:style-name="P6"><text:s text:c="4"/>listen 80;</text:p>
      <text:p text:style-name="P6"><text:s text:c="4"/>server_name 192.168.1.100;</text:p>
      <text:p text:style-name="P6"/>
      <text:p text:style-name="P6"><text:s text:c="4"/>location = /favicon.ico { access_log off; log_not_found off; }</text:p>
      <text:p text:style-name="P6"><text:s text:c="4"/>location /static/ {</text:p>
      <text:p text:style-name="P6"><text:s text:c="8"/>root /home/faradars/myPro;</text:p>
      <text:p text:style-name="P6"><text:s text:c="4"/>}</text:p>
      <text:p text:style-name="P6"/>
      <text:p text:style-name="P6"><text:s text:c="4"/>location / {</text:p>
      <text:p text:style-name="P6"><text:s text:c="8"/>include proxy_params;</text:p>
      <text:p text:style-name="P6"><text:s text:c="8"/>proxy_pass http://unix:/tmp/myPro.sock;</text:p>
      <text:p text:style-name="P6"><text:s text:c="4"/>}</text:p>
      <text:p text:style-name="P6">}</text:p>
      <text:p text:style-name="P6"/>
      <text:p text:style-name="P7">23. sudo ln -<text:span text:style-name="T1">s /etc/nginx/sites-available/mypro.conf </text:span><text:span text:style-name="T2">etc</text:span><text:span text:style-name="T1">nginx/sites-enabled/</text:span></text:p>
      <text:p text:style-name="P10">24. sudo service nginx restart</text:p>
      <text:p text:style-name="P10">25. sudo service nginx status</text:p>
      <text:p text:style-name="P10"/>
      <text:p text:style-name="P12"><text:soft-page-break/></text:p>
      <text:p text:style-name="P11">To make requirements.txt</text:p>
      <text:p text:style-name="P11">1. press “pip freeze” to know what you installed inside virtual env</text:p>
      <text:p text:style-name="P11">2. deactivate virtual env</text:p>
      <text:p text:style-name="P11">3. nano requirements.txt and paste pip freeze documents t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3:48:31.233371197</meta:creation-date>
    <meta:generator>LibreOffice/6.0.7.3$Linux_X86_64 LibreOffice_project/00m0$Build-3</meta:generator>
    <dc:date>2020-03-22T00:52:39.176406813</dc:date>
    <meta:editing-duration>PT6M46S</meta:editing-duration>
    <meta:editing-cycles>5</meta:editing-cycles>
    <meta:document-statistic meta:table-count="0" meta:image-count="0" meta:object-count="0" meta:page-count="4" meta:paragraph-count="66" meta:word-count="278" meta:character-count="2250" meta:non-whitespace-character-count="1936"/>
  </office:meta>
</office:document-meta>
</file>